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01bc91" officeooo:paragraph-rsid="0001bc91"/>
    </style:style>
    <style:style style:name="P2" style:family="paragraph" style:parent-style-name="Text_20_body">
      <style:text-properties officeooo:rsid="00025956" officeooo:paragraph-rsid="00025956"/>
    </style:style>
    <style:style style:name="P3" style:family="paragraph" style:parent-style-name="Text_20_body">
      <style:text-properties officeooo:rsid="0004414d" officeooo:paragraph-rsid="0004414d"/>
    </style:style>
    <style:style style:name="P4" style:family="paragraph" style:parent-style-name="Text_20_body">
      <style:text-properties officeooo:rsid="0004414d" officeooo:paragraph-rsid="0006b7d4"/>
    </style:style>
    <style:style style:name="P5" style:family="paragraph" style:parent-style-name="Text_20_body">
      <style:text-properties officeooo:rsid="00050905" officeooo:paragraph-rsid="00050905"/>
    </style:style>
    <style:style style:name="P6" style:family="paragraph" style:parent-style-name="Text_20_body">
      <style:text-properties officeooo:rsid="000569ae" officeooo:paragraph-rsid="000569ae"/>
    </style:style>
    <style:style style:name="P7" style:family="paragraph" style:parent-style-name="Text_20_body">
      <style:text-properties officeooo:rsid="0009158e" officeooo:paragraph-rsid="000b0c03"/>
    </style:style>
    <style:style style:name="P8" style:family="paragraph" style:parent-style-name="Text_20_body">
      <style:text-properties officeooo:rsid="000b0c03" officeooo:paragraph-rsid="000b0c03"/>
    </style:style>
    <style:style style:name="P9" style:family="paragraph" style:parent-style-name="Text_20_body">
      <style:text-properties officeooo:rsid="0000e4cc" officeooo:paragraph-rsid="0000e4cc"/>
    </style:style>
    <style:style style:name="P10" style:family="paragraph" style:parent-style-name="Title">
      <style:text-properties officeooo:rsid="0000e4cc" officeooo:paragraph-rsid="0000e4cc"/>
    </style:style>
    <style:style style:name="P11" style:family="paragraph" style:parent-style-name="Text_20_body">
      <style:text-properties officeooo:paragraph-rsid="00025956"/>
    </style:style>
    <style:style style:name="P12" style:family="paragraph" style:parent-style-name="Text_20_body">
      <style:text-properties officeooo:paragraph-rsid="0004414d"/>
    </style:style>
    <style:style style:name="P13" style:family="paragraph" style:parent-style-name="Text_20_body">
      <style:text-properties officeooo:paragraph-rsid="00050905"/>
    </style:style>
    <style:style style:name="P14" style:family="paragraph" style:parent-style-name="Text_20_body">
      <style:text-properties officeooo:paragraph-rsid="000569ae"/>
    </style:style>
    <style:style style:name="P15" style:family="paragraph" style:parent-style-name="Text_20_body">
      <style:text-properties officeooo:paragraph-rsid="0006b7d4"/>
    </style:style>
    <style:style style:name="P16" style:family="paragraph" style:parent-style-name="Text_20_body">
      <style:text-properties officeooo:paragraph-rsid="0009158e"/>
    </style:style>
    <style:style style:name="P17" style:family="paragraph" style:parent-style-name="Text_20_body">
      <style:text-properties officeooo:rsid="0009e397" officeooo:paragraph-rsid="0009e397"/>
    </style:style>
    <style:style style:name="P18" style:family="paragraph" style:parent-style-name="Text_20_body">
      <style:text-properties officeooo:paragraph-rsid="000b0c03"/>
    </style:style>
    <style:style style:name="P19" style:family="paragraph" style:parent-style-name="Heading_20_3">
      <style:text-properties officeooo:rsid="00025956" officeooo:paragraph-rsid="00025956"/>
    </style:style>
    <style:style style:name="P20" style:family="paragraph" style:parent-style-name="Heading_20_3">
      <style:text-properties officeooo:rsid="0004414d" officeooo:paragraph-rsid="0004414d"/>
    </style:style>
    <style:style style:name="P21" style:family="paragraph" style:parent-style-name="Heading_20_3">
      <style:text-properties officeooo:rsid="00050905" officeooo:paragraph-rsid="00050905"/>
    </style:style>
    <style:style style:name="P22" style:family="paragraph" style:parent-style-name="Heading_20_3">
      <style:text-properties officeooo:rsid="000569ae" officeooo:paragraph-rsid="000569ae"/>
    </style:style>
    <style:style style:name="P23" style:family="paragraph" style:parent-style-name="Heading_20_3">
      <style:text-properties officeooo:rsid="0006b7d4" officeooo:paragraph-rsid="0006b7d4"/>
    </style:style>
    <style:style style:name="P24" style:family="paragraph" style:parent-style-name="Heading_20_3">
      <style:text-properties officeooo:rsid="0009158e" officeooo:paragraph-rsid="0009158e"/>
    </style:style>
    <style:style style:name="P25" style:family="paragraph" style:parent-style-name="Heading_20_3">
      <style:text-properties officeooo:rsid="000b0c03" officeooo:paragraph-rsid="000b0c03"/>
    </style:style>
    <style:style style:name="P26" style:family="paragraph" style:parent-style-name="Heading_20_3">
      <style:text-properties officeooo:rsid="0010b052" officeooo:paragraph-rsid="0010b052"/>
    </style:style>
    <style:style style:name="P27" style:family="paragraph" style:parent-style-name="Text_20_body">
      <style:text-properties officeooo:paragraph-rsid="0010b052"/>
    </style:style>
    <style:style style:name="T1" style:family="text">
      <style:text-properties officeooo:rsid="0004414d"/>
    </style:style>
    <style:style style:name="T2" style:family="text">
      <style:text-properties officeooo:rsid="00050905"/>
    </style:style>
    <style:style style:name="T3" style:family="text">
      <style:text-properties fo:font-variant="normal" fo:text-transform="none" fo:color="#262626" loext:opacity="100%" style:font-name="Liberation Serif" fo:font-size="12pt" fo:letter-spacing="normal" fo:font-style="normal" fo:font-weight="normal" style:font-size-asian="12pt" style:font-size-complex="12pt"/>
    </style:style>
    <style:style style:name="T4" style:family="text">
      <style:text-properties fo:font-variant="normal" fo:text-transform="none" fo:color="#262626" loext:opacity="100%" style:font-name="Arial" fo:font-size="7.80000019073486pt" fo:letter-spacing="normal" fo:font-style="normal" fo:font-weight="normal"/>
    </style:style>
    <style:style style:name="T5" style:family="text">
      <style:text-properties fo:font-variant="normal" fo:text-transform="none" fo:color="#262626" loext:opacity="100%" style:font-name="Arial" fo:letter-spacing="normal" fo:font-style="normal" fo:font-weight="normal"/>
    </style:style>
    <style:style style:name="T6" style:family="text">
      <style:text-properties fo:font-variant="normal" fo:text-transform="none" fo:color="#262626" loext:opacity="100%" style:font-name="Arial" fo:font-size="12pt" fo:letter-spacing="normal" fo:font-style="normal" fo:font-weight="normal" style:font-size-asian="12pt" style:font-size-complex="12pt"/>
    </style:style>
    <style:style style:name="T7" style:family="text">
      <style:text-properties fo:font-variant="normal" fo:text-transform="none" fo:color="#262626" loext:opacity="100%" fo:font-size="12pt" fo:letter-spacing="normal" fo:font-style="normal" fo:font-weight="normal" style:font-size-asian="12pt" style:font-size-complex="12pt"/>
    </style:style>
    <style:style style:name="T8" style:family="text">
      <style:text-properties fo:font-variant="normal" fo:text-transform="none" fo:color="#262626" loext:opacity="100%" style:font-name="Liberation Serif" fo:font-size="12pt" fo:letter-spacing="normal" fo:font-style="normal" fo:font-weight="normal" style:font-size-asian="12pt" style:font-size-complex="12pt"/>
    </style:style>
    <style:style style:name="T9" style:family="text">
      <style:text-properties fo:font-variant="normal" fo:text-transform="none" fo:color="#262626" loext:opacity="100%" style:font-name="Liberation Serif" fo:font-size="12pt" fo:letter-spacing="normal" fo:font-style="normal" fo:font-weight="normal" officeooo:rsid="0010b052" style:font-size-asian="12pt" style:font-size-complex="12pt"/>
    </style:style>
    <style:style style:name="T10" style:family="text">
      <style:text-properties fo:font-variant="normal" fo:text-transform="none" fo:color="#262626" loext:opacity="100%" style:font-name="Liberation Serif" fo:font-size="12pt" fo:letter-spacing="normal" fo:font-style="normal" style:text-underline-style="solid" style:text-underline-width="auto" style:text-underline-color="font-color" fo:font-weight="normal" officeooo:rsid="0010b052" fo:background-color="transparent" loext:char-shading-value="0" style:font-size-asian="12pt" style:font-size-complex="12pt"/>
    </style:style>
    <style:style style:name="T11" style:family="text">
      <style:text-properties fo:font-variant="normal" fo:text-transform="none" fo:color="#262626" loext:opacity="100%" style:font-name="Liberation Serif" fo:font-size="12pt" fo:letter-spacing="normal" fo:font-style="normal" style:text-underline-style="none" fo:font-weight="normal" officeooo:rsid="0010b052" fo:background-color="transparent" loext:char-shading-value="0" style:font-size-asian="12pt" style:font-size-complex="12pt"/>
    </style:style>
    <style:style style:name="T12" style:family="text">
      <style:text-properties fo:font-variant="normal" fo:text-transform="none" fo:color="#55308d" loext:opacity="100%"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13" style:family="text">
      <style:text-properties fo:font-variant="normal" fo:text-transform="none" fo:color="#c30d20" loext:opacity="100%" style:font-name="Arial" fo:font-size="7.80000019073486pt" fo:letter-spacing="normal" fo:font-style="normal" style:text-underline-style="solid" style:text-underline-width="auto" style:text-underline-color="font-color" fo:font-weight="normal" fo:background-color="transparent" loext:char-shading-value="0"/>
    </style:style>
    <style:style style:name="T14" style:family="text">
      <style:text-properties fo:font-variant="normal" fo:text-transform="none" fo:color="#c30d20" loext:opacity="100%" style:font-name="Arial" fo:letter-spacing="normal" fo:font-style="normal" style:text-underline-style="solid" style:text-underline-width="auto" style:text-underline-color="font-color" fo:font-weight="normal" fo:background-color="transparent" loext:char-shading-value="0"/>
    </style:style>
    <style:style style:name="T15" style:family="text">
      <style:text-properties fo:font-variant="normal" fo:text-transform="none" fo:color="#c30d20" loext:opacity="100%" style:font-name="Arial"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16" style:family="text">
      <style:text-properties fo:font-variant="normal" fo:text-transform="none" fo:color="#c30d20" loext:opacity="100%"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17" style:family="text">
      <style:text-properties fo:font-variant="normal" fo:text-transform="none" fo:color="#c30d20" loext:opacity="100%"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18" style:family="text">
      <style:text-properties fo:font-variant="normal" fo:text-transform="none" fo:color="#c30d20" loext:opacity="100%" style:font-name="Liberation Serif" fo:font-size="12pt" fo:letter-spacing="normal" fo:font-style="normal" style:text-underline-style="none" fo:font-weight="normal" fo:background-color="transparent" loext:char-shading-value="0" style:font-size-asian="12pt" style:font-size-complex="12pt"/>
    </style:style>
    <style:style style:name="T19" style:family="text">
      <style:text-properties fo:font-variant="normal" fo:text-transform="none" fo:color="#dedce6" loext:opacity="100%" style:font-name="Liberation Serif" fo:font-size="12pt" fo:letter-spacing="normal" fo:font-style="normal" fo:font-weight="normal" style:font-size-asian="12pt" style:font-size-complex="12pt"/>
    </style:style>
    <style:style style:name="T20" style:family="text">
      <style:text-properties fo:font-variant="normal" fo:text-transform="none" fo:color="#dedce6" loext:opacity="100%"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21" style:family="text">
      <style:text-properties fo:font-variant="normal" fo:text-transform="none" fo:color="#2a6099" loext:opacity="100%" style:font-name="Liberation Serif" fo:font-size="12pt" fo:letter-spacing="normal" fo:font-style="normal" fo:font-weight="normal" style:font-size-asian="12pt" style:font-size-complex="12pt"/>
    </style:style>
    <style:style style:name="T22" style:family="text">
      <style:text-properties fo:font-variant="normal" fo:text-transform="none" fo:color="#2a6099" loext:opacity="100%"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23" style:family="text">
      <style:text-properties fo:font-variant="normal" fo:text-transform="none" fo:color="#2a6099" loext:opacity="100%" style:font-name="Liberation Serif" fo:font-size="12pt" fo:letter-spacing="normal" fo:font-style="normal" style:text-underline-style="none" fo:font-weight="normal" fo:background-color="transparent" loext:char-shading-value="0" style:font-size-asian="12pt" style:font-size-complex="12pt"/>
    </style:style>
    <style:style style:name="T24" style:family="text">
      <style:text-properties officeooo:rsid="000569ae"/>
    </style:style>
    <style:style style:name="T25" style:family="text">
      <style:text-properties officeooo:rsid="0006b7d4"/>
    </style:style>
    <style:style style:name="T26" style:family="text">
      <style:text-properties officeooo:rsid="00078f2b"/>
    </style:style>
    <style:style style:name="T27" style:family="text">
      <style:text-properties officeooo:rsid="000c3c1c"/>
    </style:style>
    <style:style style:name="T28" style:family="text">
      <style:text-properties officeooo:rsid="000dc8d1"/>
    </style:style>
    <style:style style:name="T29" style:family="text">
      <style:text-properties officeooo:rsid="001045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entions légales</text:p>
      <text:p text:style-name="P9"/>
      <text:p text:style-name="P9"/>
      <text:h text:style-name="P1" text:outline-level="2">Vous êtes actuellement sur le site </text:h>
      <text:p text:style-name="P2"><text:a xlink:type="simple" xlink:href="https://reward_efs.efs.sante.fr/" text:style-name="Internet_20_link" text:visited-style-name="Visited_20_Internet_20_Link">https://reward_efs.efs.sante.fr</text:a></text:p>
      <text:p text:style-name="P2"/>
      <text:h text:style-name="P19" text:outline-level="3">Objectif de l’information diffusée</text:h>
      <text:p text:style-name="P11"/>
      <text:p text:style-name="P2">Ce site a pour objet :</text:p>
      <text:p text:style-name="P2"><text:tab/>-D’informer le grand public et les institution sur l’Établissement français du sang, son rôle, <text:tab/>ses activités</text:p>
      <text:p text:style-name="P2"><text:tab/>-De sensibiliser et d’informer le grand public au don de sang</text:p>
      <text:p text:style-name="P2"><text:tab/>-De récompenser les donateurs avec des badges en ligne</text:p>
      <text:p text:style-name="P2"/>
      <text:h text:style-name="P19" text:outline-level="3">Éditeur du site</text:h>
      <text:p text:style-name="P11"/>
      <text:p text:style-name="P2">Le site <text:a xlink:type="simple" xlink:href="https://reward_efs.efs.sante.fr/" text:style-name="Internet_20_link" text:visited-style-name="Visited_20_Internet_20_Link">https://reward_efs.efs.sante.fr</text:a> est édité par l’agence <text:span text:style-name="T1">Web Dev</text:span></text:p>
      <text:p text:style-name="P3">Adresse de Web Dev :</text:p>
      <text:p text:style-name="P3">53 C<text:span text:style-name="T25">ou</text:span>r Albert Thomas, 69003 Lyon</text:p>
      <text:p text:style-name="P3">Numéro de téléphone : 04 55 69 42 06</text:p>
      <text:p text:style-name="P3">Adresse électronique : <text:a xlink:type="simple" xlink:href="mailto:WebDev_Agence@outlook.fr" text:style-name="Internet_20_link" text:visited-style-name="Visited_20_Internet_20_Link">WebDev_Agence@outlook.fr</text:a></text:p>
      <text:p text:style-name="P3">Numéro SIREN : 428 875 936</text:p>
      <text:p text:style-name="P3"/>
      <text:h text:style-name="P20" text:outline-level="3">Commanditaire du site</text:h>
      <text:p text:style-name="P12"/>
      <text:p text:style-name="P3">L’Établissement <text:span text:style-name="T2">français du sang (EFS) </text:span><text:span text:style-name="T25">association à but non lucratif régit pas la loi de 1901</text:span></text:p>
      <text:p text:style-name="P3">A<text:span text:style-name="T2">dresse de l’EFS :</text:span></text:p>
      <text:p text:style-name="Text_20_body">20 avenue du Stade de France</text:p>
      <text:p text:style-name="Text_20_body">93218 La Plaine Saint-Denis Cedex</text:p>
      <text:p text:style-name="Text_20_body"><text:soft-page-break/>Numéro de téléphone : 01 55 93 95 00</text:p>
      <text:p text:style-name="Text_20_body"><text:span text:style-name="T3">Adresse de messagerie : </text:span><text:a xlink:type="simple" xlink:href="https://donneurs.efs.sante.fr/Home/Contact" text:style-name="Internet_20_link" text:visited-style-name="Visited_20_Internet_20_Link"><text:span text:style-name="T12">https://donneurs.efs.sante.fr/Home/Contact</text:span></text:a></text:p>
      <text:p text:style-name="Text_20_body">Numéro SIREN : 428 822 852</text:p>
      <text:p text:style-name="Text_20_body"/>
      <text:h text:style-name="P21" text:outline-level="3">Financement</text:h>
      <text:p text:style-name="P13"/>
      <text:p text:style-name="P5">Web Dev est une agence web financé par ses commanditaires ici <text:span text:style-name="T24">l’EFS</text:span></text:p>
      <text:p text:style-name="P5"/>
      <text:h text:style-name="P22" text:outline-level="3">Politique publicitaires</text:h>
      <text:p text:style-name="P14"/>
      <text:p text:style-name="P6">Le site <text:a xlink:type="simple" xlink:href="https://reward_efs.efs.sante.fr/" text:style-name="Internet_20_link" text:visited-style-name="Visited_20_Internet_20_Link">https://reward_efs.efs.sante.fr</text:a> ne perçoit ni n’accepte de revenu publicitaire</text:p>
      <text:p text:style-name="P6"/>
      <text:h text:style-name="P22" text:outline-level="3">Partenariats</text:h>
      <text:p text:style-name="P14"/>
      <text:p text:style-name="P6">Web Dev est amené à nouer des partenariats avec les entreprises commanditaire de site web. Le seul partenaire admis ici est l’EFS et les entités de confiances invité par l’EFS sur le site. C’est partenariats ne sont en rien une source de financement.</text:p>
      <text:p text:style-name="P6"/>
      <text:h text:style-name="P22" text:outline-level="3">Traitement des données personnelles / Loi informatique et liberté</text:h>
      <text:p text:style-name="P14"/>
      <text:p text:style-name="P6">Ce site internet vous donne un droit d’accès, d’opposition, de rectification et de suppression des données vous concernant conformément à la loi Informatique et Libertés du 6 janvier 1978 modifiée. Vous pouvez exercer ce droit adressant un message électronique à l’adresse électronique suivante : <text:a xlink:type="simple" xlink:href="https://donneurs.efs.sante.fr/Home/Contact" text:style-name="Internet_20_link" text:visited-style-name="Visited_20_Internet_20_Link"><text:span text:style-name="T27">https://donneurs.efs.sante.fr/Home/Contact</text:span></text:a></text:p>
      <text:p text:style-name="P6">ou à l’adresse postale suivante :</text:p>
      <text:p text:style-name="P6">Web Dev</text:p>
      <text:p text:style-name="P6">Support développement</text:p>
      <text:p text:style-name="P4">53 C<text:span text:style-name="T25">ou</text:span>r Albert Thomas, 69003 Lyon</text:p>
      <text:p text:style-name="P4"/>
      <text:h text:style-name="P23" text:outline-level="3">Formulaire de collecte de données personnelles</text:h>
      <text:p text:style-name="P15"><text:line-break/><text:span text:style-name="T25">Le site </text:span><text:a xlink:type="simple" xlink:href="https://reward_efs.efs.sante.fr/" text:style-name="Internet_20_link" text:visited-style-name="Visited_20_Internet_20_Link"><text:span text:style-name="T24">https://reward_efs.efs.sante.fr</text:span></text:a><text:span text:style-name="T24"> </text:span><text:span text:style-name="T25">vous permet d’utiliser un formulaire dans le but de visualiser et consulter vos </text:span><text:span text:style-name="T26">récompenses de l’EFS. Les données recueillies sont utilisées dans le seule but de </text:span><text:soft-page-break/><text:span text:style-name="T26">consulter vos récompenses en vous connectant aux bases de l’EFS et ne seront en aucun cas ni cédées ni vendu à des tiers.</text:span></text:p>
      <text:p text:style-name="P15"/>
      <text:h text:style-name="P24" text:outline-level="3">Gestion éditoriale</text:h>
      <text:p text:style-name="P16"/>
      <text:p text:style-name="P7">La direction éditorial sur le site <text:a xlink:type="simple" xlink:href="https://reward_efs.efs.sante.fr/" text:style-name="Internet_20_link" text:visited-style-name="Visited_20_Internet_20_Link"><text:span text:style-name="T24">https://reward_efs.efs.sante.fr</text:span></text:a> est effectué par l’EFS.</text:p>
      <text:p text:style-name="P17">Pour rappel, ce site n’accepte aucune forme de publicité, ni ne reçoit de fonds publicitaires.</text:p>
      <text:p text:style-name="P17"/>
      <text:h text:style-name="P25" text:outline-level="3">Propriété intellectuelle</text:h>
      <text:p text:style-name="P18"/>
      <text:p text:style-name="P8">En vous connectant à ce site commandité par l’EFS, vous accédez à un contenu protégé par la loi et notamment par le Code de la propriété intellectuelle français.</text:p>
      <text:p text:style-name="P8">Le site <text:a xlink:type="simple" xlink:href="https://reward_efs.efs.sante.fr/" text:style-name="Internet_20_link" text:visited-style-name="Visited_20_Internet_20_Link"><text:span text:style-name="T24">https://reward_efs.efs.sante.fr</text:span></text:a><text:span text:style-name="T24"> </text:span>est la propriété exclusive de <text:span text:style-name="T28">l’EFS, à l’exception des outils techniques nécessaire à la conception du site.</text:span></text:p>
      <text:p text:style-name="P8"/>
      <text:h text:style-name="P26" text:outline-level="3">Crédits</text:h>
      <text:p text:style-name="P27"/>
      <text:p text:style-name="Text_20_body"><text:span text:style-name="T3">L’ensemble des contenus édités sur le site </text:span><text:a xlink:type="simple" xlink:href="https://reward_efs.efs.sante.fr/" text:style-name="Internet_20_link" text:visited-style-name="Visited_20_Internet_20_Link">https://reward_efs.efs.sante.fr</text:a><text:span text:style-name="T9"> </text:span><text:span text:style-name="T3">et notamment les textes, les photographies et les infographies, est la propriété exclusive de l’Établissement français du sang ou des personnes auprès desquelles une autorisation a été obtenue.</text:span></text:p>
      <text:p text:style-name="P27"><text:span text:style-name="T3">En conséquence, toute représentation ou reproduction des contenus édités sur le site </text:span><text:a xlink:type="simple" xlink:href="https://reward_efs.efs.sante.fr/" text:style-name="Internet_20_link" text:visited-style-name="Visited_20_Internet_20_Link">https://reward_efs.efs.sante.fr</text:a><text:span text:style-name="T10">,</text:span><text:span text:style-name="T3"> pour un usage autre que strictement personnel et qui pourrait en être faite sans le consentement de leurs auteurs ou de leurs ayants-droit, est interdite et constitue un délit de contrefaçon.</text:span></text:p>
      <text:p text:style-name="Text_20_body">L’Etablissement français du sang s’engage à vérifier l’exactitude des informations qu’il met à disposition des utilisateurs.</text:p>
      <text:p text:style-name="Text_20_body">Toutefois, dans l’hypothèse où ces informations comporteraient des inexactitudes ou des erreurs, l’Etablissement français du sang s’engage à tout mettre en œuvre pour procéder aux rectifications nécessaires dès qu’il en aura connaissance.</text:p>
      <text:p text:style-name="Text_20_body"><text:span text:style-name="T3">Vous pouvez nous signaler toute inexactitude ou erreur en nous adressant un message à l’adresse suivante :</text:span><text:span text:style-name="T21"> </text:span><text:a xlink:type="simple" xlink:href="https://donneurs.efs.sante.fr/Home/Contact" text:style-name="Internet_20_link" text:visited-style-name="Visited_20_Internet_20_Link"><text:span text:style-name="T22">https://donneurs.efs.sante.fr/Home/Contact</text:span></text:a><text:span text:style-name="T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1T15:17:25.343000000</meta:creation-date>
    <dc:date>2022-05-12T09:39:45.100000000</dc:date>
    <meta:editing-duration>PT43M36S</meta:editing-duration>
    <meta:editing-cycles>10</meta:editing-cycles>
    <meta:generator>LibreOffice/7.2.0.4$Windows_X86_64 LibreOffice_project/9a9c6381e3f7a62afc1329bd359cc48accb6435b</meta:generator>
    <meta:document-statistic meta:table-count="0" meta:image-count="0" meta:object-count="0" meta:page-count="3" meta:paragraph-count="49" meta:word-count="573" meta:character-count="3882" meta:non-whitespace-character-count="3352"/>
  </office:meta>
</office:document-meta>
</file>